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ed1e" officeooo:paragraph-rsid="001aed1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aed1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c10ac" style:font-style-asian="normal" style:font-weight-asian="normal"/>
    </style:style>
    <style:style style:name="T4" style:family="text">
      <style:text-properties officeooo:rsid="001aed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17th</text:span> of <text:span text:style-name="T4">May</text:span> 202<text:span text:style-name="T4">2</text:span> under the <text:span text:style-name="T4">14th</text:span> PA Meeting.</text:p>
      <text:p text:style-name="P1"/>
      <text:p text:style-name="P1">The Assembly, recognising the current situation,</text:p>
      <text:p text:style-name="P1"/>
      <text:p text:style-name="P2">Constitutes the need to create a news channel in the PA discord where every news channel can post their news.</text:p>
      <text:p text:style-name="P1"/>
      <text:p text:style-name="P1">And proceeds.</text:p>
      <text:p text:style-name="P1"/>
      <text:p text:style-name="P1">Signed by,</text:p>
      <text:p text:style-name="P2">Emeralda_axe7</text:p>
      <text:p text:style-name="P1"/>
      <text:p text:style-name="P1"/>
      <text:p text:style-name="P1"/>
      <text:p text:style-name="P4"><text:span text:style-name="T1">[</text:span><text:span text:style-name="T2">Motion 14-1: To make a news cha</text:span><text:span text:style-name="T3">n</text:span><text:span text:style-name="T2">nel in the PA for news channels to make their post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8T16:34:15.409502978</dc:date>
    <meta:editing-duration>PT1H55M59S</meta:editing-duration>
    <meta:editing-cycles>7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7" meta:word-count="63" meta:character-count="361" meta:non-whitespace-character-count="305"/>
  </office:meta>
</office:document-meta>
</file>